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23" table:style-name="ce8">
            <text:p>2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18" table:style-name="ce8">
            <text:p>18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20" table:style-name="ce8">
            <text:p>2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28" table:style-name="ce8">
            <text:p>2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18" table:style-name="ce8">
            <text:p>1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float" office:value="27" table:style-name="ce8">
            <text:p>27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number-columns-repeated="2"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number-columns-repeated="2"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59" table:style-name="ce8">
            <text:p>5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78" table:style-name="ce8">
            <text:p>7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8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8"/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65" table:style-name="ce8">
            <text:p>6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table:style-name="ce8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65" table:style-name="ce8">
            <text:p>6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8">
            <text:p>61-17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61" table:style-name="ce8">
            <text:p>6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426" table:style-name="ce8">
            <text:p>42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8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33" table:style-name="ce8">
            <text:p>3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74" table:style-name="ce8">
            <text:p>7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419" table:style-name="ce8">
            <text:p>41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8">
            <text:p>25-44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30" table:style-name="ce8">
            <text:p>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8"/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number-columns-repeated="2"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RCC RCCD</meta:initial-creator>
    <dc:creator>Clash</dc:creator>
    <meta:creation-date>2017-01-25T10:21:36Z</meta:creation-date>
    <dc:date>2018-11-06T03:30:51Z</dc:date>
    <meta:editing-cycles>10</meta:editing-cycles>
    <meta:editing-duration>PT3878S</meta:editing-duration>
  </office:meta>
</office:document-meta>
</file>